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a020f0" style:font-name="lucidatypewriter" fo:font-size="10pt" style:font-name-asian="lucidatypewriter" style:font-name-complex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name-complex="lucidatypewriter" style:font-size-asian="10pt" style:font-size-complex="10pt"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NACA 0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_mag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/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gt:</text:p>
          </table:table-cell>
          <table:table-cell office:value-type="string" calcext:value-type="string">
            <text:p>find Alpha such that -Cl^3/Cd^2 <text:s/>is maxim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erntly from the previus testcase, the quantity minimize here a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rived from the corrected quantity, the case aim to test the robustnes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f the corr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:</text:p>
          </table:table-cell>
          <table:table-cell office:value-type="string" calcext:value-type="string">
            <text:p>pressure distribution is used to correct the course mod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om the pressure distribution is possible to compute th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 suction of the airfoil and <text:s/>the aero coefficient,the optimization aim to find th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dition in which the fitness function is miniz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ithout exceeding the Valarezo condition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solver uses Hess-Smith to compute the pressure distribution P_HS <text:s/>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-</text:p>
          </table:table-cell>
          <table:table-cell office:value-type="string" calcext:value-type="string">
            <text:p>the fine solver uses Xfoil in viscous configuration to compute P_XF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method is corrected through a linear operator such that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_HS_corr(x) = P_XF(x_c) + Skf*( P_HS(x) - P_HS(x_c ));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Optimization Cycle</text:p>
          </table:table-cell>
          <table:table-cell/>
          <table:table-cell office:value-type="string" calcext:value-type="string">
            <text:p>X = alph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* in the first iteratio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et the Cycle</text:p>
          </table:table-cell>
          <table:table-cell table:style-name="ce5" office:value-type="string" calcext:value-type="string">
            <text:p>P_XF(x_c) e P_HS(x_c) set to be zero*</text:p>
          </table:table-cell>
          <table:table-cell table:style-name="ce5" table:number-columns-repeated="2"/>
          <table:table-cell table:style-name="ce16"/>
          <table:table-cell table:style-name="ce19"/>
          <table:table-cell table:style-name="ce19" office:value-type="string" calcext:value-type="string">
            <text:p>P_HS is not corrected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Skf set to be eye</text:p>
          </table:table-cell>
          <table:table-cell table:style-name="ce10" table:number-columns-repeated="2"/>
          <table:table-cell table:style-name="ce17"/>
          <table:table-cell table:style-name="ce19"/>
          <table:table-cell/>
          <table:table-cell table:style-name="ce19"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WHILE iter &lt; iter_max &amp; err &gt; toll</text:p>
          </table:table-cell>
          <table:table-cell table:style-name="ce5" table:number-columns-repeated="4"/>
          <table:table-cell table:style-name="ce16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Course Optimization</text:p>
          </table:table-cell>
          <table:covered-table-cell table:style-name="ce11"/>
          <table:table-cell table:style-name="ce5" table:number-columns-repeated="2"/>
          <table:table-cell table:style-name="ce16"/>
          <table:table-cell table:style-name="ce18"/>
          <table:table-cell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fmincon</text:p>
          </table:table-cell>
          <table:table-cell office:value-type="string" calcext:value-type="string">
            <text:p>(star from 3 different point)</text:p>
          </table:table-cell>
          <table:table-cell/>
          <table:table-cell table:style-name="ce18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c(x) = – Cl(P_HS_CORR(x)).^3 /Cp(P_HS_CORR(x)).^3 </text:p>
          </table:table-cell>
          <table:table-cell table:style-name="ce12" table:number-columns-repeated="2"/>
          <table:table-cell table:style-name="ce17" table:number-columns-repeated="2"/>
          <table:table-cell table:style-name="ce2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all coefficient are computed from the pressure distribution</text:p>
          </table:table-cell>
          <table:table-cell table:style-name="ce12" table:number-columns-repeated="2"/>
          <table:table-cell table:style-name="ce18" table:number-columns-repeated="2"/>
          <table:table-cell table:style-name="ce21" office:value-type="string" calcext:value-type="string">
            <text:p>\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nonliner constrain is set to prevent c(x) &gt; 14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MaxFunctionEvaluations = </text:span><text:span text:style-name="T2">50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OptimalityTolerance = </text:span><text:span text:style-name="T2">0.005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FunctionTolerance = </text:span><text:span text:style-name="T2">0.005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StepTolerance = </text:span><text:span text:style-name="T2">0.01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-&gt; x_c = </text:p>
          </table:table-cell>
          <table:table-cell table:style-name="ce15" office:value-type="string" calcext:value-type="string">
            <text:p>risultato opt</text:p>
          </table:table-cell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Fine computation</text:p>
          </table:table-cell>
          <table:covered-table-cell table:style-name="ce11"/>
          <table:table-cell table:style-name="ce5" office:value-type="string" calcext:value-type="string">
            <text:p>at x = x_c</text:p>
          </table:table-cell>
          <table:table-cell table:style-name="ce5"/>
          <table:table-cell table:style-name="ce16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viscous; Re = 9M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Error Assessment</text:p>
          </table:table-cell>
          <table:covered-table-cell table:style-name="ce5"/>
          <table:table-cell table:style-name="ce5" table:number-columns-repeated="2"/>
          <table:table-cell table:style-name="ce16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Err = abs( P_XF(x_c) – P_HS_corr(x_c))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Computation of the correction operator</text:p>
          </table:table-cell>
          <table:covered-table-cell table:number-columns-repeated="3" table:style-name="ce5"/>
          <table:covered-table-cell table:style-name="ce16"/>
          <table:table-cell table:style-name="ce17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 table:number-columns-repeated="4"/>
        </table:table-row>
        <table:table-row table:style-name="ro1">
          <table:table-cell table:style-name="ce3"/>
          <table:table-cell table:style-name="ce10" table:number-columns-repeated="5"/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28:45.783424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09:09.702213584</meta:creation-date>
    <dc:date>2018-01-20T15:37:58.816054732</dc:date>
    <meta:editing-duration>PT17M31S</meta:editing-duration>
    <meta:editing-cycles>4</meta:editing-cycles>
    <meta:generator>LibreOffice/5.1.6.2$Linux_X86_64 LibreOffice_project/10m0$Build-2</meta:generator>
    <meta:document-statistic meta:table-count="1" meta:cell-count="60" meta:object-count="0"/>
  </office:meta>
</office:document-meta>
</file>